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utton (Dashboard)</text:h>
                    <text:list>
                        <text:list-item>
                            <text:h text:style-name="Heading_20_2" text:outline-level="2">Description</text:h>
                        </text:list-item>
                    </text:list>
                </text:list-item>
            </text:list>

            <text:p text:style-name="Standard"><text:span>This Widget is used when an action needs to be performed via the GUI, clicking on it generates a </text:span><text:span text:style-name="backtick">CLICKED</text:span><text:span> event, which in this case is added to the list of event handlers by default. The widget has two states enabled and disabled, which is set via the </text:span><text:span text:style-name="backtick">Enabled</text:span><text:span> property. Each state has its own style, </text:span><text:span text:style-name="backtick">Default</text:span><text:span> style for the enabled state and </text:span><text:span text:style-name="backtick">Disabled</text:span><text:span> style for the disabled state.</text:span></text:p>

            
                <text:list xml:id="list_Button (Dashboard)2" text:continue-numbering="true" text:continue-list="list_Butto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Dashboard)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ext:span>The text that will be displayed inside the button.</text:span></text:p>,
                                            <text:list xml:id="list_Button (Dashboard)5" text:continue-numbering="true" text:continue-list="list_Button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text:span>If it is true, then the button is enabled, otherwise it will be eisabled.</text:span></text:p>,
                                            <text:list xml:id="list_Button (Dashboard)6" text:continue-numbering="true" text:continue-list="list_Butto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Dashboard)7" text:continue-numbering="true" text:continue-list="list_Butto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Button (Dashboard)8" text:continue-numbering="true" text:continue-list="list_Butto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Button (Dashboard)9" text:continue-numbering="true" text:continue-list="list_Butto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Button (Dashboard)10" text:continue-numbering="true" text:continue-list="list_Butto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Button (Dashboard)11" text:continue-numbering="true" text:continue-list="list_Butto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Button (Dashboard)12" text:continue-numbering="true" text:continue-list="list_Butto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Button (Dashboard)13" text:continue-numbering="true" text:continue-list="list_Butto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Button (Dashboard)14" text:continue-numbering="true" text:continue-list="list_Button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Dashboard)15" text:continue-numbering="true" text:continue-list="list_Button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enabled.</text:span></text:p>,
                                            <text:list xml:id="list_Button (Dashboard)16" text:continue-numbering="true" text:continue-list="list_Button (Dashboard)15"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text:span>Style to be used for rendering if the Widget is disabl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Dashboard)17" text:continue-numbering="true" text:continue-list="list_Button (Dashboard)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utton (Dashboard)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Dashboard)19" text:continue-numbering="true" text:continue-list="list_Button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Button (Dashboard)20" text:continue-numbering="true" text:continue-list="list_Button (Dashboard)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Button (Dashboard)21" text:continue-numbering="true" text:continue-list="list_Button (Dashboard)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utton (Dashboard)3" text:continue-numbering="true" text:continue-list="list_Button (Dashboard)2" text:style-name="Outline">
                        <text:list-item>
                            <text:list>
                                <text:list-item>
                                    <text:h text:style-name="Heading_20_2" text:outline-level="2">Examples</text:h>
                                </text:list-item>
                            </text:list>
                        </text:list-item>
                    </text:list>
                    <text:p text:style-name="Standard"/>
                    <text:list xml:id="list_Button (Dashboard)22"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